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JackrabbitNodeTypeManager.registerNodeTypes( byte [ ] content ,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erJackrabbitNodeTypeManager.ServerJackrabbitNodeTypeManager( JackrabbitNodeTypeManager manager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JackrabbitNodeTypeManager.hasNode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